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f230" officeooo:paragraph-rsid="001cf230"/>
    </style:style>
    <style:style style:name="P2" style:family="paragraph" style:parent-style-name="Standard">
      <style:text-properties officeooo:rsid="001fa676" officeooo:paragraph-rsid="001fa676"/>
    </style:style>
    <style:style style:name="P3" style:family="paragraph" style:parent-style-name="Standard" style:list-style-name="L1">
      <style:text-properties officeooo:rsid="00236583" officeooo:paragraph-rsid="00236583"/>
    </style:style>
    <style:style style:name="P4" style:family="paragraph" style:parent-style-name="Standard" style:list-style-name="L1">
      <style:text-properties officeooo:rsid="00245e04" officeooo:paragraph-rsid="00245e04"/>
    </style:style>
    <style:style style:name="P5" style:family="paragraph" style:parent-style-name="Standard" style:list-style-name="L1">
      <style:text-properties officeooo:rsid="0026f5e0" officeooo:paragraph-rsid="0026f5e0"/>
    </style:style>
    <style:style style:name="P6" style:family="paragraph" style:parent-style-name="Standard" style:list-style-name="L1">
      <style:text-properties officeooo:rsid="00271bc9" officeooo:paragraph-rsid="00271bc9"/>
    </style:style>
    <style:style style:name="P7" style:family="paragraph" style:parent-style-name="Standard" style:list-style-name="L1">
      <style:text-properties officeooo:rsid="00282ea6" officeooo:paragraph-rsid="00282ea6"/>
    </style:style>
    <style:style style:name="P8" style:family="paragraph" style:parent-style-name="Standard" style:list-style-name="L1">
      <style:text-properties officeooo:rsid="002adf4b" officeooo:paragraph-rsid="002adf4b"/>
    </style:style>
    <style:style style:name="P9" style:family="paragraph" style:parent-style-name="Standard" style:list-style-name="L1">
      <style:text-properties officeooo:rsid="002ae597" officeooo:paragraph-rsid="002ae597"/>
    </style:style>
    <style:style style:name="P10" style:family="paragraph" style:parent-style-name="Standard" style:list-style-name="L1">
      <style:text-properties officeooo:rsid="002b99b2" officeooo:paragraph-rsid="002b99b2"/>
    </style:style>
    <style:style style:name="P11" style:family="paragraph" style:parent-style-name="Standard" style:list-style-name="L1">
      <style:text-properties officeooo:rsid="002bfa6b" officeooo:paragraph-rsid="002bfa6b"/>
    </style:style>
    <style:style style:name="P12" style:family="paragraph" style:parent-style-name="Standard" style:list-style-name="L1">
      <style:text-properties officeooo:rsid="002d8417" officeooo:paragraph-rsid="002d8417"/>
    </style:style>
    <style:style style:name="P13" style:family="paragraph" style:parent-style-name="Standard" style:list-style-name="L1">
      <style:text-properties officeooo:rsid="002f0b77" officeooo:paragraph-rsid="002f0b77"/>
    </style:style>
    <style:style style:name="P14" style:family="paragraph" style:parent-style-name="Standard" style:list-style-name="L1">
      <style:text-properties officeooo:rsid="003106f5" officeooo:paragraph-rsid="003106f5"/>
    </style:style>
    <style:style style:name="P15" style:family="paragraph" style:parent-style-name="Standard" style:list-style-name="L1">
      <style:text-properties officeooo:rsid="0034f2bf" officeooo:paragraph-rsid="0034f2bf"/>
    </style:style>
    <style:style style:name="P16" style:family="paragraph" style:parent-style-name="Standard" style:list-style-name="L1">
      <style:text-properties officeooo:rsid="00364a00" officeooo:paragraph-rsid="00364a00"/>
    </style:style>
    <style:style style:name="P17" style:family="paragraph" style:parent-style-name="Standard" style:list-style-name="L1">
      <style:text-properties officeooo:rsid="003807e9" officeooo:paragraph-rsid="003807e9"/>
    </style:style>
    <style:style style:name="P18" style:family="paragraph" style:parent-style-name="Standard" style:list-style-name="L1">
      <style:text-properties officeooo:rsid="0038321e" officeooo:paragraph-rsid="0038321e"/>
    </style:style>
    <style:style style:name="P19" style:family="paragraph" style:parent-style-name="Standard" style:list-style-name="L1">
      <style:text-properties officeooo:rsid="0039773d" officeooo:paragraph-rsid="0039773d"/>
    </style:style>
    <style:style style:name="P20" style:family="paragraph" style:parent-style-name="Standard" style:list-style-name="L1">
      <style:text-properties officeooo:rsid="003a7673" officeooo:paragraph-rsid="003a7673"/>
    </style:style>
    <style:style style:name="P21" style:family="paragraph" style:parent-style-name="Standard" style:list-style-name="L1">
      <style:text-properties officeooo:rsid="003aec69" officeooo:paragraph-rsid="003aec69"/>
    </style:style>
    <style:style style:name="P22" style:family="paragraph" style:parent-style-name="Standard" style:list-style-name="L1">
      <style:text-properties officeooo:rsid="003bbc1b" officeooo:paragraph-rsid="003bbc1b"/>
    </style:style>
    <style:style style:name="P23" style:family="paragraph" style:parent-style-name="Standard" style:list-style-name="L1">
      <style:text-properties officeooo:rsid="003c841e" officeooo:paragraph-rsid="003c841e"/>
    </style:style>
    <style:style style:name="P24" style:family="paragraph" style:parent-style-name="Standard" style:list-style-name="L1">
      <style:text-properties officeooo:rsid="003e1f6c" officeooo:paragraph-rsid="003e1f6c"/>
    </style:style>
    <style:style style:name="P25" style:family="paragraph" style:parent-style-name="Standard" style:list-style-name="L1">
      <style:text-properties officeooo:rsid="004243ca" officeooo:paragraph-rsid="004243ca"/>
    </style:style>
    <style:style style:name="P26" style:family="paragraph" style:parent-style-name="Standard" style:list-style-name="L1">
      <style:text-properties officeooo:rsid="004382ac" officeooo:paragraph-rsid="004382ac"/>
    </style:style>
    <style:style style:name="P27" style:family="paragraph" style:parent-style-name="Standard" style:list-style-name="L1">
      <style:text-properties officeooo:rsid="00452d4d" officeooo:paragraph-rsid="00452d4d"/>
    </style:style>
    <style:style style:name="P28" style:family="paragraph" style:parent-style-name="Standard" style:list-style-name="L1">
      <style:text-properties officeooo:rsid="0045348f" officeooo:paragraph-rsid="0045348f"/>
    </style:style>
    <style:style style:name="P29" style:family="paragraph" style:parent-style-name="Standard" style:list-style-name="L1">
      <style:text-properties officeooo:rsid="0047e08d" officeooo:paragraph-rsid="0047e08d"/>
    </style:style>
    <style:style style:name="P30" style:family="paragraph" style:parent-style-name="Standard" style:list-style-name="L1">
      <style:text-properties officeooo:rsid="004bcc81" officeooo:paragraph-rsid="004bcc81"/>
    </style:style>
    <style:style style:name="P31" style:family="paragraph" style:parent-style-name="Standard" style:list-style-name="L1">
      <style:text-properties officeooo:rsid="004d66a0" officeooo:paragraph-rsid="004d66a0"/>
    </style:style>
    <style:style style:name="P32" style:family="paragraph" style:parent-style-name="Standard" style:list-style-name="L1">
      <style:text-properties officeooo:rsid="0050090f" officeooo:paragraph-rsid="0050090f"/>
    </style:style>
    <style:style style:name="P33" style:family="paragraph" style:parent-style-name="Standard">
      <style:text-properties officeooo:rsid="0050090f" officeooo:paragraph-rsid="0050090f"/>
    </style:style>
    <style:style style:name="P34" style:family="paragraph" style:parent-style-name="Standard">
      <style:text-properties officeooo:rsid="0051f8b1" officeooo:paragraph-rsid="0051f8b1"/>
    </style:style>
    <style:style style:name="P35" style:family="paragraph" style:parent-style-name="Standard" style:list-style-name="L2">
      <style:text-properties officeooo:rsid="0053b255" officeooo:paragraph-rsid="0053b255"/>
    </style:style>
    <style:style style:name="P36" style:family="paragraph" style:parent-style-name="Standard" style:list-style-name="L2">
      <style:text-properties officeooo:rsid="0057d198" officeooo:paragraph-rsid="0057d198"/>
    </style:style>
    <style:style style:name="P37" style:family="paragraph" style:parent-style-name="Standard" style:list-style-name="L2">
      <style:text-properties officeooo:rsid="0059022f" officeooo:paragraph-rsid="0059022f"/>
    </style:style>
    <style:style style:name="P38" style:family="paragraph" style:parent-style-name="Standard" style:list-style-name="L2">
      <style:text-properties officeooo:rsid="00596150" officeooo:paragraph-rsid="00596150"/>
    </style:style>
    <style:style style:name="P39" style:family="paragraph" style:parent-style-name="Standard" style:list-style-name="L2">
      <style:text-properties officeooo:rsid="005b76a2" officeooo:paragraph-rsid="005b76a2"/>
    </style:style>
    <style:style style:name="P40" style:family="paragraph" style:parent-style-name="Standard" style:list-style-name="L2">
      <style:text-properties officeooo:rsid="005d64d8" officeooo:paragraph-rsid="005d64d8"/>
    </style:style>
    <style:style style:name="P41" style:family="paragraph" style:parent-style-name="Standard" style:list-style-name="L2">
      <style:text-properties officeooo:rsid="005dc31d" officeooo:paragraph-rsid="005dc31d"/>
    </style:style>
    <style:style style:name="P42" style:family="paragraph" style:parent-style-name="Standard" style:list-style-name="L2">
      <style:text-properties officeooo:rsid="00618760" officeooo:paragraph-rsid="00618760"/>
    </style:style>
    <style:style style:name="P43" style:family="paragraph" style:parent-style-name="Standard" style:list-style-name="L2">
      <style:text-properties officeooo:rsid="0061a1bc" officeooo:paragraph-rsid="0061a1bc"/>
    </style:style>
    <style:style style:name="P44" style:family="paragraph" style:parent-style-name="Standard" style:list-style-name="L2">
      <style:text-properties officeooo:rsid="00630664" officeooo:paragraph-rsid="00630664"/>
    </style:style>
    <style:style style:name="P45" style:family="paragraph" style:parent-style-name="Standard" style:list-style-name="L2">
      <style:text-properties officeooo:rsid="00642391" officeooo:paragraph-rsid="00642391"/>
    </style:style>
    <style:style style:name="P46" style:family="paragraph" style:parent-style-name="Standard" style:list-style-name="L2">
      <style:text-properties officeooo:rsid="0064b8e6" officeooo:paragraph-rsid="0064b8e6"/>
    </style:style>
    <style:style style:name="P47" style:family="paragraph" style:parent-style-name="Standard" style:list-style-name="L2">
      <style:text-properties officeooo:rsid="00667bf5" officeooo:paragraph-rsid="00667bf5"/>
    </style:style>
    <style:style style:name="P48" style:family="paragraph" style:parent-style-name="Standard" style:list-style-name="L2">
      <style:text-properties officeooo:rsid="006959ea" officeooo:paragraph-rsid="006959ea"/>
    </style:style>
    <style:style style:name="P49" style:family="paragraph" style:parent-style-name="Standard" style:list-style-name="L2">
      <style:text-properties officeooo:rsid="006b7a98" officeooo:paragraph-rsid="006b7a98"/>
    </style:style>
    <style:style style:name="P50" style:family="paragraph" style:parent-style-name="Standard" style:list-style-name="L2">
      <style:text-properties officeooo:rsid="006d00d5" officeooo:paragraph-rsid="006d00d5"/>
    </style:style>
    <style:style style:name="P51" style:family="paragraph" style:parent-style-name="Standard" style:list-style-name="L2">
      <style:text-properties officeooo:rsid="006ed6de" officeooo:paragraph-rsid="006ed6de"/>
    </style:style>
    <style:style style:name="P52" style:family="paragraph" style:parent-style-name="Standard" style:list-style-name="L2">
      <style:text-properties officeooo:rsid="00709162" officeooo:paragraph-rsid="00709162"/>
    </style:style>
    <style:style style:name="P53" style:family="paragraph" style:parent-style-name="Standard" style:list-style-name="L2">
      <style:text-properties officeooo:rsid="00711556" officeooo:paragraph-rsid="00711556"/>
    </style:style>
    <style:style style:name="P54" style:family="paragraph" style:parent-style-name="Standard" style:list-style-name="L2">
      <style:text-properties officeooo:rsid="00748583" officeooo:paragraph-rsid="00748583"/>
    </style:style>
    <style:style style:name="P55" style:family="paragraph" style:parent-style-name="Standard" style:list-style-name="L2">
      <style:text-properties officeooo:rsid="00753e80" officeooo:paragraph-rsid="00753e80"/>
    </style:style>
    <style:style style:name="P56" style:family="paragraph" style:parent-style-name="Standard" style:list-style-name="L2">
      <style:text-properties officeooo:rsid="0075a622" officeooo:paragraph-rsid="0075a622"/>
    </style:style>
    <style:style style:name="P57" style:family="paragraph" style:parent-style-name="Standard" style:list-style-name="L3">
      <style:text-properties officeooo:rsid="00784ac0" officeooo:paragraph-rsid="00784ac0"/>
    </style:style>
    <style:style style:name="P58" style:family="paragraph" style:parent-style-name="Standard" style:list-style-name="L3">
      <style:text-properties officeooo:rsid="0083ed81" officeooo:paragraph-rsid="0083ed81"/>
    </style:style>
    <style:style style:name="P59" style:family="paragraph" style:parent-style-name="Standard" style:list-style-name="L4">
      <style:text-properties officeooo:rsid="0086569d" officeooo:paragraph-rsid="0086569d"/>
    </style:style>
    <style:style style:name="P60" style:family="paragraph" style:parent-style-name="Standard" style:list-style-name="L4">
      <style:text-properties officeooo:rsid="0089dfa3" officeooo:paragraph-rsid="0089dfa3"/>
    </style:style>
    <style:style style:name="T1" style:family="text">
      <style:text-properties officeooo:rsid="003a7673"/>
    </style:style>
    <style:style style:name="T2" style:family="text">
      <style:text-properties officeooo:rsid="003e8a26"/>
    </style:style>
    <style:style style:name="T3" style:family="text">
      <style:text-properties officeooo:rsid="0046cc42"/>
    </style:style>
    <style:style style:name="T4" style:family="text">
      <style:text-properties officeooo:rsid="005c06dc"/>
    </style:style>
    <style:style style:name="T5" style:family="text">
      <style:text-properties officeooo:rsid="005e5b3d"/>
    </style:style>
    <style:style style:name="T6" style:family="text">
      <style:text-properties officeooo:rsid="0072294b"/>
    </style:style>
    <style:style style:name="T7" style:family="text">
      <style:text-properties officeooo:rsid="007c0e82"/>
    </style:style>
    <style:style style:name="T8" style:family="text">
      <style:text-properties officeooo:rsid="007f5cc2"/>
    </style:style>
    <style:style style:name="T9" style:family="text">
      <style:text-properties officeooo:rsid="0081f1b9"/>
    </style:style>
    <style:style style:name="T10" style:family="text">
      <style:text-properties officeooo:rsid="00884cb3"/>
    </style:style>
    <style:style style:name="T11" style:family="text">
      <style:text-properties officeooo:rsid="008aad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gSig Forelesning 3</text:p>
      <text:p text:style-name="P2">Signal processing and vector spaces</text:p>
      <text:p text:style-name="P1"/>
      <text:list xml:id="list2754119794315877157" text:style-name="L1">
        <text:list-item>
          <text:p text:style-name="P3">I digital signalprosessering er modellene sekvenser av tall</text:p>
          <text:list>
            <text:list-item>
              <text:p text:style-name="P4">Det er «ordered» sekvenser </text:p>
            </text:list-item>
          </text:list>
        </text:list-item>
        <text:list-item>
          <text:p text:style-name="P4">C^N,</text:p>
          <text:list>
            <text:list-item>
              <text:p text:style-name="P4">C : komplekse tall </text:p>
            </text:list-item>
            <text:list-item>
              <text:p text:style-name="P4">N: <text:s/>Antall verdier i tuplen</text:p>
            </text:list-item>
          </text:list>
        </text:list-item>
        <text:list-item>
          <text:p text:style-name="P5">N kan være uendelig </text:p>
        </text:list-item>
        <text:list-item>
          <text:p text:style-name="P5">Vektor rom er ikke nok =&gt; Hilbert space </text:p>
        </text:list-item>
        <text:list-item>
          <text:p text:style-name="P6">l_2(Z) rommet av square summable infinite sequences </text:p>
        </text:list-item>
        <text:list-item>
          <text:p text:style-name="P7">Vektorer kan være funksjoner</text:p>
          <text:list>
            <text:list-item>
              <text:p text:style-name="P8">Vektorene i et vektorrom kan være hva som helst så lenge de oppfyller kravene for et vektor-rom </text:p>
            </text:list-item>
          </text:list>
        </text:list-item>
        <text:list-item>
          <text:p text:style-name="P9">Vektor rom kan være veldig generelle objekter </text:p>
        </text:list-item>
        <text:list-item>
          <text:p text:style-name="P9">Vektor rom er deffinert av egenskapene deres, ikke elementene </text:p>
        </text:list-item>
        <text:list-item>
          <text:p text:style-name="P9">Med en gang disse egenskapene er tilfredsstilt kan man bruke alle redskapene for rommet. </text:p>
        </text:list-item>
        <text:list-item>
          <text:p text:style-name="P10">Vektor rom:</text:p>
          <text:list>
            <text:list-item>
              <text:p text:style-name="P11">Et sett med vektorer V</text:p>
            </text:list-item>
            <text:list-item>
              <text:p text:style-name="P11">Et sett med skalarer (f.eks C)</text:p>
            </text:list-item>
          </text:list>
        </text:list-item>
        <text:list-item>
          <text:p text:style-name="P12">Vi må kunne </text:p>
          <text:list>
            <text:list-item>
              <text:p text:style-name="P12">Gi dem nye størrelser: Multiplikasjon</text:p>
            </text:list-item>
            <text:list-item>
              <text:p text:style-name="P12">En måte å legge dem sammen: Addisjon</text:p>
            </text:list-item>
            <text:list-item>
              <text:p text:style-name="P13">Vi har en hel list med ting vi vil ha:</text:p>
              <text:list>
                <text:list-item>
                  <text:p text:style-name="P14">x+y=y+x</text:p>
                </text:list-item>
                <text:list-item>
                  <text:p text:style-name="P14"/>
                </text:list-item>
                <text:list-item>
                  <text:p text:style-name="P14">...</text:p>
                </text:list-item>
              </text:list>
            </text:list-item>
          </text:list>
        </text:list-item>
        <text:list-item>
          <text:p text:style-name="P15">Man kan for eksempel ha et vektor-rom som består av bølger, og at man kan gange med en skalar for å få en ny amplitude. </text:p>
        </text:list-item>
        <text:list-item>
          <text:p text:style-name="P16">Indre pro<text:span text:style-name="T1">d</text:span>ukt </text:p>
          <text:list>
            <text:list-item>
              <text:p text:style-name="P17">Er en maping gra det kartesiske rommet i seg selv </text:p>
              <text:list>
                <text:list-item>
                  <text:p text:style-name="P18">Et mål for likhet av vektorer</text:p>
                </text:list-item>
                <text:list-item>
                  <text:p text:style-name="P19">Ortagonalitet: Når de har et indre produkt som er lik 0 (Maksimal forskjell) </text:p>
                </text:list-item>
              </text:list>
            </text:list-item>
            <text:list-item>
              <text:p text:style-name="P20">Vi vil at det er kommutativt med konjugering </text:p>
            </text:list-item>
            <text:list-item>
              <text:p text:style-name="P21">det skal være distributivt med hensyn å skalar multiplikasjon</text:p>
              <text:list>
                <text:list-item>
                  <text:p text:style-name="P22">Om man tar det ut fra den første operanden må man konjugere den</text:p>
                </text:list-item>
              </text:list>
            </text:list-item>
            <text:list-item>
              <text:p text:style-name="P23">Gitt en vektor x er &lt;x,x&gt; =0, kun om x er 0-elementet. Og for alle andre er &lt;x,x&gt; &gt;0 </text:p>
            </text:list-item>
            <text:list-item>
              <text:p text:style-name="P24">Man kan bruke det samme konseptet for helt andre konsepter </text:p>
              <text:list>
                <text:list-item>
                  <text:p text:style-name="P24">f.eks kan man <text:span text:style-name="T2">deffinere det indre produktet som et integral mellom to funksjoner, avhengig av samme variabel.</text:span></text:p>
                </text:list-item>
              </text:list>
            </text:list-item>
            <text:list-item>
              <text:p text:style-name="P25">Alle elementene i en fourier-rekke er ortagonale </text:p>
              <text:list>
                <text:list-item>
                  <text:p text:style-name="P26">Dette er en av de fundamentale bygge-blokkene for fourier-analyse </text:p>
                </text:list-item>
                <text:list-item>
                  <text:p text:style-name="P27">Indre produkt deffinerer en norm </text:p>
                  <text:list>
                    <text:list-item>
                      <text:p text:style-name="P28">Vi kan ofså finne en differase <text:span text:style-name="T3">mellom vektorer</text:span>: || x – y || </text:p>
                      <text:list>
                        <text:list-item>
                          <text:p text:style-name="P29">Mean square error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Man kan deffinere Pythagoras for et vektor-rom. </text:p>
            </text:list-item>
          </text:list>
        </text:list-item>
        <text:list-item>
          <text:p text:style-name="P31">Indre produkter for signaler</text:p>
          <text:list>
            <text:list-item>
              <text:p text:style-name="P31">Man kan ha problemer med at visse produkter kan eksplodere </text:p>
            </text:list-item>
            <text:list-item>
              <text:p text:style-name="P32">Vi deffomerer ett mytt rom: Rommet ac alle square summable signals. </text:p>
            </text:list-item>
          </text:list>
        </text:list-item>
      </text:list>
      <text:p text:style-name="P33"><text:soft-page-break/></text:p>
      <text:p text:style-name="P33"/>
      <text:p text:style-name="P33"/>
      <text:p text:style-name="P34">DEL 2 </text:p>
      <text:p text:style-name="P34"/>
      <text:p text:style-name="P34"/>
      <text:list xml:id="list5138680372214956346" text:style-name="L2">
        <text:list-item>
          <text:p text:style-name="P35">Den kanoniske basisen i R^2-rommet er en lineær kombinasjon av enhets-vektorer. </text:p>
        </text:list-item>
        <text:list-item>
          <text:p text:style-name="P36">En basis trenger ikke å være ortagonal, (Men det er en fordel om de er det) </text:p>
        </text:list-item>
        <text:list-item>
          <text:p text:style-name="P37">De to vektrorene er lineært avhengige av hverandre </text:p>
        </text:list-item>
        <text:list-item>
          <text:p text:style-name="P38">Uendelig-domensjonelle rom</text:p>
          <text:list>
            <text:list-item>
              <text:p text:style-name="P39">Vi bygger et uendelig antall basis-vektorer <text:span text:style-name="T4">om vi vil </text:span></text:p>
            </text:list-item>
            <text:list-item>
              <text:p text:style-name="P40">Vi kan også finne basiser for funksjoner også </text:p>
              <text:list>
                <text:list-item>
                  <text:p text:style-name="P41">f.eks <text:span text:style-name="T5">en taylor-rekke (for kontinuerlige, uendelig deriverbare funksjoner)</text:span></text:p>
                </text:list-item>
              </text:list>
            </text:list-item>
            <text:list-item>
              <text:p text:style-name="P42">Ortagonal : <text:s/>&lt;x,y&gt; = 0 for all x,y in basis : x =/=y</text:p>
            </text:list-item>
            <text:list-item>
              <text:p text:style-name="P42">Ortonormal: &lt;x,x&gt; =1 for all x in basis</text:p>
            </text:list-item>
          </text:list>
        </text:list-item>
        <text:list-item>
          <text:p text:style-name="P43">Man kan uttrykke en endring mellom ortonoramle basiser ved å ta det indre produktet mellom alle de forskjellige (Som en matrisemultiplikasjon) </text:p>
          <text:list>
            <text:list-item>
              <text:p text:style-name="P44">For eksempel når man tar å roterer noe</text:p>
            </text:list-item>
          </text:list>
        </text:list-item>
        <text:list-item>
          <text:p text:style-name="P45">produktet av en rotasjonsmatirese og den transponerte er I </text:p>
        </text:list-item>
        <text:list-item>
          <text:p text:style-name="P46">En fourier-basis er også en endring i basis (?) </text:p>
        </text:list-item>
        <text:list-item>
          <text:p text:style-name="P47">Så lenge vi beholder normene beholder vi også de kvantitative egenskapene til noe i rommet</text:p>
        </text:list-item>
        <text:list-item>
          <text:p text:style-name="P48">Parisval teoremet for basis expansion</text:p>
          <text:list>
            <text:list-item>
              <text:p text:style-name="P49">Bevaring av energi </text:p>
            </text:list-item>
          </text:list>
        </text:list-item>
        <text:list-item>
          <text:p text:style-name="P50">Et subset av vektorer som er lukket under addisjon eller multiplikasjon </text:p>
        </text:list-item>
        <text:list-item>
          <text:p text:style-name="P51">Subspacet av symetriske funksjoner er lukket under skallering og multiplikasjon </text:p>
          <text:list>
            <text:list-item>
              <text:p text:style-name="P52">Ortonormal projeksjon:</text:p>
              <text:list>
                <text:list-item>
                  <text:p text:style-name="P53">Man tar vektoren og multipliserer den med basisen for underrommet. <text:span text:style-name="T6">=&gt; Man får projeksjonen </text:span></text:p>
                </text:list-item>
              </text:list>
            </text:list-item>
          </text:list>
        </text:list-item>
        <text:list-item>
          <text:p text:style-name="P54">Gram-Schmidt </text:p>
          <text:list>
            <text:list-item>
              <text:p text:style-name="P55">GÅ GJENNOM SLIDSENE </text:p>
            </text:list-item>
            <text:list-item>
              <text:p text:style-name="P56">Man starter med en basis, og transformerer det til en ortoormal basis </text:p>
            </text:list-item>
          </text:list>
        </text:list-item>
      </text:list>
      <text:list xml:id="list2830856924373214651" text:style-name="L3">
        <text:list-item>
          <text:list>
            <text:list-item>
              <text:p text:style-name="P57">Man tar en vektor </text:p>
            </text:list-item>
            <text:list-item>
              <text:p text:style-name="P57">Man tar <text:s/><text:span text:style-name="T8">x&lt;- <text:s text:c="2"/>x - <text:s/></text:span><text:s/>&lt;y,x&gt; <text:span text:style-name="T9">y</text:span> for alle vektorer y i den ortonormale basisen man har</text:p>
            </text:list-item>
            <text:list-item>
              <text:p text:style-name="P58">Normaliser x</text:p>
            </text:list-item>
            <text:list-item>
              <text:p text:style-name="P57">Legg til <text:span text:style-name="T7">x i basisen for det nye rommet. </text:span></text:p>
            </text:list-item>
          </text:list>
        </text:list-item>
      </text:list>
      <text:list xml:id="list2785164793829177597" text:style-name="L4">
        <text:list-item>
          <text:list>
            <text:list-item>
              <text:p text:style-name="P59">Man kan regne ut en approksomasjon for sin(t) ved å projektere det inn <text:span text:style-name="T10">til et rom med a_i *t^i som en ortonormal basis</text:span></text:p>
              <text:list>
                <text:list-item>
                  <text:p text:style-name="P60">=&gt; Man kan bruke denne for å få en globalt god approksomasjon som er globalt «god», i stedet for en taylor-rekke sin lokalt «gode» approksomasjon. <text:span text:style-name="T11">(Er for et intevall) </text:span></text:p>
                </text:list-item>
                <text:list-item>
                  <text:p text:style-name="P60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4:15:13.750425692</meta:creation-date>
    <dc:date>2019-02-25T15:59:29.469703896</dc:date>
    <meta:editing-duration>PT1H43M22S</meta:editing-duration>
    <meta:editing-cycles>100</meta:editing-cycles>
    <meta:generator>LibreOffice/5.1.6.2$Linux_X86_64 LibreOffice_project/10m0$Build-2</meta:generator>
    <meta:document-statistic meta:table-count="0" meta:image-count="0" meta:object-count="0" meta:page-count="2" meta:paragraph-count="76" meta:word-count="705" meta:character-count="3782" meta:non-whitespace-character-count="3173"/>
  </office:meta>
</office:document-meta>
</file>